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bddbc" officeooo:paragraph-rsid="000bddbc"/>
    </style:style>
    <style:style style:name="P2" style:family="paragraph" style:parent-style-name="Standard">
      <style:text-properties officeooo:rsid="000c904d" officeooo:paragraph-rsid="000c90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if : </text:p>
      <text:p text:style-name="P1">1. creer une AI qui n’uttilise pas le Q-learning</text:p>
      <text:p text:style-name="P2">2. uttiliser le deep Q learning pour jouer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12:56:51.082555402</meta:creation-date>
    <dc:date>2024-01-07T12:57:57.150649809</dc:date>
    <meta:editing-duration>PT1M6S</meta:editing-duration>
    <meta:editing-cycles>3</meta:editing-cycles>
    <meta:generator>LibreOffice/7.5.9.2$Linux_X86_64 LibreOffice_project/50$Build-2</meta:generator>
    <meta:document-statistic meta:table-count="0" meta:image-count="0" meta:object-count="0" meta:page-count="1" meta:paragraph-count="3" meta:word-count="19" meta:character-count="102" meta:non-whitespace-character-count="84"/>
  </office:meta>
</office:document-meta>
</file>